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C40000039D9D17D36D0549B22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5in" svg:height="3.472in" draw:z-index="0"><draw:image xlink:href="Pictures/10000201000006C40000039D9D17D36D0549B2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